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c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ackground-color="#cc0000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8"/>
          <table:table-cell table:style-name="ce2" office:value-type="string" calcext:value-type="string">
            <text:p>V</text:p>
          </table:table-cell>
          <table:table-cell table:style-name="ce4" office:value-type="string" calcext:value-type="string">
            <text:p>-------------</text:p>
          </table:table-cell>
          <table:table-cell table:style-name="ce5" office:value-type="string" calcext:value-type="string">
            <text:p>COPIAR ESTA COLUNA</text:p>
          </table:table-cell>
          <table:table-cell table:style-name="ce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W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_c</text:p>
          </table:table-cell>
          <table:table-cell/>
          <table:table-cell office:value-type="string" calcext:value-type="string">
            <text:p>canais</text:p>
          </table:table-cell>
          <table:table-cell office:value-type="string" calcext:value-type="string">
            <text:p>energia_calib</text:p>
          </table:table-cell>
          <table:table-cell office:value-type="string" calcext:value-type="string">
            <text:p>erro_energia</text:p>
          </table:table-cell>
          <table:table-cell office:value-type="string" calcext:value-type="string">
            <text:p>erro energia qu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ios X 32</text:p>
          </table:table-cell>
          <table:table-cell office:value-type="float" office:value="3.68" calcext:value-type="float">
            <text:p>3.68</text:p>
          </table:table-cell>
          <table:table-cell office:value-type="float" office:value="880" calcext:value-type="float">
            <text:p>880</text:p>
          </table:table-cell>
          <table:table-cell table:formula="of:=[.B3]/2.35/SQRT([.C3])" office:value-type="float" office:value="0.0527884147630794" calcext:value-type="float">
            <text:p>0.0527884148</text:p>
          </table:table-cell>
          <table:table-cell/>
          <table:table-cell office:value-type="float" office:value="18.87" calcext:value-type="float">
            <text:p>18.87</text:p>
          </table:table-cell>
          <table:table-cell table:formula="of:=[.F3]*[.$E$13]+[.$F$13]" office:value-type="float" office:value="31.8687413341549" calcext:value-type="float">
            <text:p>31.8687413342</text:p>
          </table:table-cell>
          <table:table-cell table:formula="of:=[.F3]*[.$G$13]+[.$E$13]*[.D3]+[.$H$13]" office:value-type="float" office:value="0.172451022090492" calcext:value-type="float">
            <text:p>0.1724510221</text:p>
          </table:table-cell>
          <table:table-cell table:formula="of:=SQRT([.F3]^2*[.$G$15]^2+[.$E$15]^2*[.D3]^2+[.$H$15]^2)" office:value-type="float" office:value="0.116850319730187" calcext:value-type="float">
            <text:p>0.1168503197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6.9" calcext:value-type="float">
            <text:p>26.9</text:p>
          </table:table-cell>
          <table:table-cell office:value-type="float" office:value="2368" calcext:value-type="float">
            <text:p>2368</text:p>
          </table:table-cell>
          <table:table-cell table:formula="of:=[.B4]/2.35/SQRT([.C4])" office:value-type="float" office:value="0.23523046587841" calcext:value-type="float">
            <text:p>0.2352304659</text:p>
          </table:table-cell>
          <table:table-cell/>
          <table:table-cell office:value-type="float" office:value="431.15" calcext:value-type="float">
            <text:p>431.15</text:p>
          </table:table-cell>
          <table:table-cell table:formula="of:=[.F4]*[.$E$13]+[.$F$13]" office:value-type="float" office:value="667.025111693112" calcext:value-type="float">
            <text:p>667.0251116931</text:p>
          </table:table-cell>
          <table:table-cell table:formula="of:=[.F4]*[.$G$13]+[.$E$13]*[.D4]+[.$H$13]" office:value-type="float" office:value="0.603037903166103" calcext:value-type="float">
            <text:p>0.6030379032</text:p>
          </table:table-cell>
          <table:table-cell table:formula="of:=SQRT([.F4]^2*[.$G$15]^2+[.$E$15]^2*[.D4]^2+[.$H$15]^2)" office:value-type="float" office:value="0.403450225508371" calcext:value-type="float">
            <text:p>0.4034502255</text:p>
          </table:table-cell>
          <table:table-cell table:number-columns-repeated="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5.82" calcext:value-type="float">
            <text:p>35.82</text:p>
          </table:table-cell>
          <table:table-cell office:value-type="float" office:value="3042" calcext:value-type="float">
            <text:p>3042</text:p>
          </table:table-cell>
          <table:table-cell table:formula="of:=[.B5]/2.35/SQRT([.C5])" office:value-type="float" office:value="0.27636186472561" calcext:value-type="float">
            <text:p>0.2763618647</text:p>
          </table:table-cell>
          <table:table-cell/>
          <table:table-cell office:value-type="float" office:value="759.51" calcext:value-type="float">
            <text:p>759.51</text:p>
          </table:table-cell>
          <table:table-cell table:formula="of:=[.F5]*[.$E$13]+[.$F$13]" office:value-type="float" office:value="1172.89477738407" calcext:value-type="float">
            <text:p>1172.8947773841</text:p>
          </table:table-cell>
          <table:table-cell table:formula="of:=[.F5]*[.$G$13]+[.$E$13]*[.D5]+[.$H$13]" office:value-type="float" office:value="0.785487885857179" calcext:value-type="float">
            <text:p>0.7854878859</text:p>
          </table:table-cell>
          <table:table-cell table:formula="of:=SQRT([.F5]^2*[.$G$15]^2+[.$E$15]^2*[.D5]^2+[.$H$15]^2)" office:value-type="float" office:value="0.513941417621074" calcext:value-type="float">
            <text:p>0.5139414176</text:p>
          </table:table-cell>
          <table:table-cell table:number-columns-repeated="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4.42" calcext:value-type="float">
            <text:p>34.42</text:p>
          </table:table-cell>
          <table:table-cell office:value-type="float" office:value="2974" calcext:value-type="float">
            <text:p>2974</text:p>
          </table:table-cell>
          <table:table-cell table:formula="of:=[.B6]/2.35/SQRT([.C6])" office:value-type="float" office:value="0.268579290129598" calcext:value-type="float">
            <text:p>0.2685792901</text:p>
          </table:table-cell>
          <table:table-cell/>
          <table:table-cell office:value-type="float" office:value="861.4" calcext:value-type="float">
            <text:p>861.4</text:p>
          </table:table-cell>
          <table:table-cell table:formula="of:=[.F6]*[.$E$13]+[.$F$13]" office:value-type="float" office:value="1329.86596826375" calcext:value-type="float">
            <text:p>1329.8659682638</text:p>
          </table:table-cell>
          <table:table-cell table:formula="of:=[.F6]*[.$G$13]+[.$E$13]*[.D6]+[.$H$13]" office:value-type="float" office:value="0.810449561054226" calcext:value-type="float">
            <text:p>0.8104495611</text:p>
          </table:table-cell>
          <table:table-cell table:formula="of:=SQRT([.F6]^2*[.$G$15]^2+[.$E$15]^2*[.D6]^2+[.$H$15]^2)" office:value-type="float" office:value="0.525158542565765" calcext:value-type="float">
            <text:p>0.5251585426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2" table:number-rows-spanned="1">
            <text:p>Calibracao inversa</text:p>
          </table:table-cell>
          <table:covered-table-cell table:style-name="ce1"/>
          <table:table-cell table:style-name="ce1" table:number-columns-repeated="6"/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m_o</text:p>
          </table:table-cell>
          <table:table-cell table:style-name="ce1" office:value-type="string" calcext:value-type="string">
            <text:p>b_o</text:p>
          </table:table-cell>
          <table:table-cell table:style-name="ce1" office:value-type="string" calcext:value-type="string">
            <text:p>e m_o</text:p>
          </table:table-cell>
          <table:table-cell table:style-name="ce1" office:value-type="string" calcext:value-type="string">
            <text:p>e b_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 m</text:p>
          </table:table-cell>
          <table:table-cell table:style-name="ce1" office:value-type="string" calcext:value-type="string">
            <text:p>e b</text:p>
          </table:table-cell>
          <table:table-cell/>
          <table:table-cell table:style-name="ce1" table:number-columns-repeated="8"/>
        </table:table-row>
        <table:table-row table:style-name="ro1">
          <table:table-cell table:style-name="ce1" office:value-type="float" office:value="0.6632" calcext:value-type="float">
            <text:p>0.6632</text:p>
          </table:table-cell>
          <table:table-cell table:style-name="ce1" office:value-type="float" office:value="-1.287" calcext:value-type="float">
            <text:p>-1.287</text:p>
          </table:table-cell>
          <table:table-cell table:style-name="ce1" office:value-type="float" office:value="0.000178" calcext:value-type="float">
            <text:p>0.000178</text:p>
          </table:table-cell>
          <table:table-cell table:style-name="ce1" office:value-type="float" office:value="0.06383" calcext:value-type="float">
            <text:p>0.06383</text:p>
          </table:table-cell>
          <table:table-cell table:style-name="ce1" table:formula="of:=1/[.A11]" office:value-type="float" office:value="1.50784077201448" calcext:value-type="float">
            <text:p>1.507840772</text:p>
          </table:table-cell>
          <table:table-cell table:style-name="ce1" table:formula="of:=-[.B11]/[.A11]" office:value-type="float" office:value="1.94059107358263" calcext:value-type="float">
            <text:p>1.9405910736</text:p>
          </table:table-cell>
          <table:table-cell table:style-name="ce1" table:formula="of:=1/[.A11]/[.A11]*[.C11]" office:value-type="float" office:value="0.000404697915287359" calcext:value-type="float">
            <text:p>0.0004046979</text:p>
          </table:table-cell>
          <table:table-cell table:style-name="ce1" table:formula="of:=[.D11]/[.A11]+ABS([.B11])/[.A11]/[.A11]*[.C11]" office:value-type="float" office:value="0.0967663226946588" calcext:value-type="float">
            <text:p>0.0967663227</text:p>
          </table:table-cell>
          <table:table-cell table:style-name="ce3" office:value-type="string" calcext:value-type="string">
            <text:p>1ª calibração</text:p>
          </table:table-cell>
          <table:table-cell table:style-name="ce1" table:number-columns-repeated="8"/>
        </table:table-row>
        <table:table-row table:style-name="ro1">
          <table:table-cell table:number-columns-repeated="4"/>
          <table:table-cell table:style-name="ce1" table:number-columns-repeated="4"/>
          <table:table-cell table:style-name="ce3"/>
          <table:table-cell table:number-columns-repeated="4"/>
          <table:table-cell table:style-name="ce1" table:number-columns-repeated="4"/>
        </table:table-row>
        <table:table-row table:style-name="ro1">
          <table:table-cell office:value-type="float" office:value="0.6491" calcext:value-type="float">
            <text:p>0.6491</text:p>
          </table:table-cell>
          <table:table-cell office:value-type="float" office:value="-1.816" calcext:value-type="float">
            <text:p>-1.816</text:p>
          </table:table-cell>
          <table:table-cell office:value-type="float" office:value="0.0001528" calcext:value-type="float">
            <text:p>0.0001528</text:p>
          </table:table-cell>
          <table:table-cell office:value-type="float" office:value="0.05428" calcext:value-type="float">
            <text:p>0.05428</text:p>
          </table:table-cell>
          <table:table-cell table:style-name="ce1" table:formula="of:=1/[.A13]" office:value-type="float" office:value="1.54059466954244" calcext:value-type="float">
            <text:p>1.5405946695</text:p>
          </table:table-cell>
          <table:table-cell table:style-name="ce1" table:formula="of:=-[.B13]/[.A13]" office:value-type="float" office:value="2.79771991988908" calcext:value-type="float">
            <text:p>2.7977199199</text:p>
          </table:table-cell>
          <table:table-cell table:style-name="ce1" table:formula="of:=1/[.A13]/[.A13]*[.C13]" office:value-type="float" office:value="0.000362660399793692" calcext:value-type="float">
            <text:p>0.0003626604</text:p>
          </table:table-cell>
          <table:table-cell table:style-name="ce1" table:formula="of:=[.D13]/[.A13]+ABS([.B13])/[.A13]/[.A13]*[.C13]" office:value-type="float" office:value="0.0842820699487892" calcext:value-type="float">
            <text:p>0.0842820699</text:p>
          </table:table-cell>
          <table:table-cell table:style-name="ce3" office:value-type="string" calcext:value-type="string">
            <text:p>2ª calibração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table:number-columns-repeated="8"/>
          <table:table-cell table:style-name="ce3"/>
          <table:table-cell table:number-columns-repeated="8"/>
        </table:table-row>
        <table:table-row table:style-name="ro1">
          <table:table-cell office:value-type="float" office:value="0.6491" calcext:value-type="float">
            <text:p>0.6491</text:p>
          </table:table-cell>
          <table:table-cell office:value-type="float" office:value="-1.816" calcext:value-type="float">
            <text:p>-1.816</text:p>
          </table:table-cell>
          <table:table-cell office:value-type="float" office:value="0.0001528" calcext:value-type="float">
            <text:p>0.0001528</text:p>
          </table:table-cell>
          <table:table-cell office:value-type="float" office:value="0.05428" calcext:value-type="float">
            <text:p>0.05428</text:p>
          </table:table-cell>
          <table:table-cell table:style-name="ce1" table:formula="of:=1/[.A15]" office:value-type="float" office:value="1.54059466954244" calcext:value-type="float">
            <text:p>1.5405946695</text:p>
          </table:table-cell>
          <table:table-cell table:style-name="ce1" table:formula="of:=-[.B15]/[.A15]" office:value-type="float" office:value="2.79771991988908" calcext:value-type="float">
            <text:p>2.7977199199</text:p>
          </table:table-cell>
          <table:table-cell table:style-name="ce1" table:formula="of:=1/[.A15]/[.A15]*[.C15]" office:value-type="float" office:value="0.000362660399793692" calcext:value-type="float">
            <text:p>0.0003626604</text:p>
          </table:table-cell>
          <table:table-cell table:formula="of:=SQRT(1/[.A15]^2*[.D15]^2+[.B15]^2/[.A15]^4*[.C15]^2)" office:value-type="float" office:value="0.0836260720477995" calcext:value-type="float">
            <text:p>0.083626072</text:p>
          </table:table-cell>
          <table:table-cell table:style-name="ce3" office:value-type="string" calcext:value-type="string">
            <text:p>erros quadráticos</text:p>
          </table:table-cell>
          <table:table-cell/>
          <table:table-cell table:style-name="ce5" office:value-type="string" calcext:value-type="string">
            <text:p>&lt;----------</text:p>
          </table:table-cell>
          <table:table-cell table:style-name="ce5" office:value-type="string" calcext:value-type="string">
            <text:p>COPIAR ESTA LINHA</text:p>
          </table:table-cell>
          <table: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1:45:35.548905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0-21T16:32:45.650932283</meta:creation-date>
    <dc:date>2015-10-23T11:58:11.498335104</dc:date>
    <dc:creator>Goncalo Castro</dc:creator>
    <meta:editing-duration>PT57M3S</meta:editing-duration>
    <meta:editing-cycles>5</meta:editing-cycles>
    <meta:generator>LibreOffice/4.3.7.2$Linux_X86_64 LibreOffice_project/430$Build-2</meta:generator>
    <meta:document-statistic meta:table-count="1" meta:cell-count="80" meta:object-count="0"/>
  </office:meta>
</office:document-meta>
</file>